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70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5634in"/>
    </style:style>
    <style:style style:name="co4" style:family="table-column">
      <style:table-column-properties fo:break-before="auto" style:column-width="1.1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8" style:family="table-cell" style:parent-style-name="Default" style:data-style-name="N11">
      <style:table-cell-properties fo:background-color="#ff0000"/>
    </style:style>
    <style:style style:name="ce19" style:family="table-cell" style:parent-style-name="Default" style:data-style-name="N1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2"/>
        <table:table-column table:style-name="co4" table:default-cell-style-name="ce6"/>
        <table:table-column table:style-name="co4" table:number-columns-repeated="2" table:default-cell-style-name="ce2"/>
        <table:table-column table:style-name="co4" table:default-cell-style-name="ce1"/>
        <table:table-column table:style-name="co4" table:number-columns-repeated="19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7"/>
          <table:table-cell table:style-name="Default"/>
          <table:table-cell table:number-columns-repeated="26"/>
        </table:table-row>
        <table:table-row table:style-name="ro1" table:number-rows-repeated="2">
          <table:table-cell table:number-columns-repeated="34"/>
        </table:table-row>
        <table:table-row table:style-name="ro2">
          <table:table-cell table:number-columns-repeated="3"/>
          <table:table-cell table:number-columns-repeated="8" table:style-name="ce3" office:value-type="string" calcext:value-type="string">
            <text:p>selectionSort</text:p>
          </table:table-cell>
          <table:table-cell table:style-name="ce7" office:value-type="string" calcext:value-type="string">
            <text:p>Miglioramento %</text:p>
          </table:table-cell>
          <table:table-cell table:number-columns-repeated="3" table:style-name="ce3" office:value-type="string" calcext:value-type="string">
            <text:p>insertionSort</text:p>
          </table:table-cell>
          <table:table-cell table:style-name="ce7" office:value-type="string" calcext:value-type="string">
            <text:p>Miglioramento %</text:p>
          </table:table-cell>
          <table:table-cell table:number-columns-repeated="3" table:style-name="ce3" office:value-type="string" calcext:value-type="string">
            <text:p>bubbleSort</text:p>
          </table:table-cell>
          <table:table-cell table:number-columns-repeated="3" table:style-name="ce7" office:value-type="string" calcext:value-type="string">
            <text:p>Miglioramento %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dim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style-name="ce5"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5 su v0</text:p>
          </table:table-cell>
          <table:table-cell office:value-type="string" calcext:value-type="string">
            <text:p>v0</text:p>
          </table:table-cell>
          <table:table-cell table:style-name="ce5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6" office:value-type="string" calcext:value-type="string">
            <text:p>v2 su v0</text:p>
          </table:table-cell>
          <table:table-cell table:style-name="ce2" office:value-type="string" calcext:value-type="string">
            <text:p>v0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1 su v0</text:p>
          </table:table-cell>
          <table:table-cell table:style-name="ce2" office:value-type="string" calcext:value-type="string">
            <text:p>v2 su v0</text:p>
          </table:table-cell>
          <table:table-cell table:style-name="ce2" office:value-type="string" calcext:value-type="string">
            <text:p>v2 su v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float" office:value="104.5" calcext:value-type="float">
            <text:p>104.5</text:p>
          </table:table-cell>
          <table:table-cell table:style-name="ce4" table:number-columns-repeated="2"/>
          <table:table-cell table:style-name="ce7" table:formula="of:=1-([.I7]/[.D7])" office:value-type="percentage" office:value="0.492718446601942" calcext:value-type="percentage">
            <text:p>49.27%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9" table:formula="of:= 1 - ([.O7]/[.M7])" office:value-type="percentage" office:value="0.621359223300971" calcext:value-type="percentage">
            <text:p>62.14%</text:p>
          </table:table-cell>
          <table:table-cell office:value-type="float" office:value="454" calcext:value-type="float">
            <text:p>454</text:p>
          </table:table-cell>
          <table:table-cell office:value-type="float" office:value="491" calcext:value-type="float">
            <text:p>491</text:p>
          </table:table-cell>
          <table:table-cell office:value-type="float" office:value="622" calcext:value-type="float">
            <text:p>622</text:p>
          </table:table-cell>
          <table:table-cell table:style-name="ce18" table:formula="of:=1-([.R7]/[.Q7])" office:value-type="percentage" office:value="-0.0814977973568283" calcext:value-type="percentage">
            <text:p>-8.15%</text:p>
          </table:table-cell>
          <table:table-cell table:style-name="ce18" table:formula="of:=1-([.S7]/[.Q7])" office:value-type="percentage" office:value="-0.370044052863436" calcext:value-type="percentage">
            <text:p>-37.00%</text:p>
          </table:table-cell>
          <table:table-cell table:style-name="ce18" table:formula="of:=1-([.S7]/[.R7])" office:value-type="percentage" office:value="-0.266802443991853" calcext:value-type="percentage">
            <text:p>-26.68%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0" calcext:value-type="float">
            <text:p>10000</text:p>
          </table:table-cell>
          <table:table-cell table:style-name="ce4" office:value-type="float" office:value="15438" calcext:value-type="float">
            <text:p>15438</text:p>
          </table:table-cell>
          <table:table-cell table:style-name="ce4" table:number-columns-repeated="4"/>
          <table:table-cell table:style-name="ce4" office:value-type="float" office:value="5008" calcext:value-type="float">
            <text:p>5008</text:p>
          </table:table-cell>
          <table:table-cell table:style-name="ce4" table:number-columns-repeated="2"/>
          <table:table-cell table:style-name="ce7" table:formula="of:=1-([.I8]/[.D8])" office:value-type="percentage" office:value="0.675605648400052" calcext:value-type="percentage">
            <text:p>67.56%</text:p>
          </table:table-cell>
          <table:table-cell table:style-name="ce4" office:value-type="float" office:value="8627" calcext:value-type="float">
            <text:p>8627</text:p>
          </table:table-cell>
          <table:table-cell table:style-name="ce4"/>
          <table:table-cell table:style-name="ce4" office:value-type="float" office:value="2582.5" calcext:value-type="float">
            <text:p>2582.5</text:p>
          </table:table-cell>
          <table:table-cell table:style-name="ce9" table:formula="of:= 1 - ([.O8]/[.M8])" office:value-type="percentage" office:value="0.700649124840617" calcext:value-type="percentage">
            <text:p>70.06%</text:p>
          </table:table-cell>
          <table:table-cell office:value-type="float" office:value="33433" calcext:value-type="float">
            <text:p>33433</text:p>
          </table:table-cell>
          <table:table-cell office:value-type="float" office:value="42219" calcext:value-type="float">
            <text:p>42219</text:p>
          </table:table-cell>
          <table:table-cell office:value-type="float" office:value="56759" calcext:value-type="float">
            <text:p>56759</text:p>
          </table:table-cell>
          <table:table-cell table:style-name="ce18" table:formula="of:=1-([.R8]/[.Q8])" office:value-type="percentage" office:value="-0.262794245206832" calcext:value-type="percentage">
            <text:p>-26.28%</text:p>
          </table:table-cell>
          <table:table-cell table:style-name="ce18" table:formula="of:=1-([.S8]/[.Q8])" office:value-type="percentage" office:value="-0.697693895253193" calcext:value-type="percentage">
            <text:p>-69.77%</text:p>
          </table:table-cell>
          <table:table-cell table:style-name="ce18" table:formula="of:=1-([.S8]/[.R8])" office:value-type="percentage" office:value="-0.344394703806343" calcext:value-type="percentage">
            <text:p>-34.44%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457430" calcext:value-type="float">
            <text:p>1457430</text:p>
          </table:table-cell>
          <table:table-cell table:style-name="ce4" table:number-columns-repeated="4"/>
          <table:table-cell table:style-name="ce4" office:value-type="float" office:value="451131.5" calcext:value-type="float">
            <text:p>451131.5</text:p>
          </table:table-cell>
          <table:table-cell table:style-name="ce4" table:number-columns-repeated="2"/>
          <table:table-cell table:style-name="ce7" table:formula="of:=1-([.I9]/[.D9])" office:value-type="percentage" office:value="0.69046094838174" calcext:value-type="percentage">
            <text:p>69.05%</text:p>
          </table:table-cell>
          <table:table-cell table:style-name="ce4" office:value-type="float" office:value="817331" calcext:value-type="float">
            <text:p>817331</text:p>
          </table:table-cell>
          <table:table-cell table:style-name="ce4"/>
          <table:table-cell table:style-name="ce4" office:value-type="float" office:value="278790.5" calcext:value-type="float">
            <text:p>278790.5</text:p>
          </table:table-cell>
          <table:table-cell table:style-name="ce9" table:formula="of:= 1 - ([.O9]/[.M9])" office:value-type="percentage" office:value="0.6589013508603" calcext:value-type="percentage">
            <text:p>65.89%</text:p>
          </table:table-cell>
          <table:table-cell office:value-type="float" office:value="4020427" calcext:value-type="float">
            <text:p>4020427</text:p>
          </table:table-cell>
          <table:table-cell office:value-type="float" office:value="4122256" calcext:value-type="float">
            <text:p>4122256</text:p>
          </table:table-cell>
          <table:table-cell office:value-type="float" office:value="5559596" calcext:value-type="float">
            <text:p>5559596</text:p>
          </table:table-cell>
          <table:table-cell table:style-name="ce18" table:formula="of:=1-([.R9]/[.Q9])" office:value-type="percentage" office:value="-0.0253279067123964" calcext:value-type="percentage">
            <text:p>-2.53%</text:p>
          </table:table-cell>
          <table:table-cell table:style-name="ce18" table:formula="of:=1-([.S9]/[.Q9])" office:value-type="percentage" office:value="-0.382837196148568" calcext:value-type="percentage">
            <text:p>-38.28%</text:p>
          </table:table-cell>
          <table:table-cell table:style-name="ce18" table:formula="of:=1-([.S9]/[.R9])" office:value-type="percentage" office:value="-0.348678005441681" calcext:value-type="percentage">
            <text:p>-34.87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1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number-columns-repeated="4"/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7" table:formula="of:=1-([.I10]/[.D10])" office:value-type="percentage" office:value="0.617834394904459" calcext:value-type="percentage">
            <text:p>61.78%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office:value-type="float" office:value="22" calcext:value-type="float">
            <text:p>22</text:p>
          </table:table-cell>
          <table:table-cell table:style-name="ce9" table:formula="of:= 1 - ([.O10]/[.M10])" office:value-type="percentage" office:value="0.12" calcext:value-type="percentage">
            <text:p>12.00%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table:style-name="ce19" table:formula="of:=1-([.R10]/[.Q10])" office:value-type="percentage" office:value="0.0275590551181102" calcext:value-type="percentage">
            <text:p>2.76%</text:p>
          </table:table-cell>
          <table:table-cell table:style-name="ce19" table:formula="of:=1-([.S10]/[.Q10])" office:value-type="percentage" office:value="0.0551181102362205" calcext:value-type="percentage">
            <text:p>5.51%</text:p>
          </table:table-cell>
          <table:table-cell table:style-name="ce19" table:formula="of:=1-([.S10]/[.R10])" office:value-type="percentage" office:value="0.02834008097166" calcext:value-type="percentage">
            <text:p>2.83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1</text:p>
          </table:table-cell>
          <table:table-cell office:value-type="float" office:value="10000" calcext:value-type="float">
            <text:p>10000</text:p>
          </table:table-cell>
          <table:table-cell table:style-name="ce4" office:value-type="float" office:value="14493.5" calcext:value-type="float">
            <text:p>14493.5</text:p>
          </table:table-cell>
          <table:table-cell table:style-name="ce4" table:number-columns-repeated="4"/>
          <table:table-cell table:style-name="ce4" office:value-type="float" office:value="4125.5" calcext:value-type="float">
            <text:p>4125.5</text:p>
          </table:table-cell>
          <table:table-cell table:style-name="ce4" table:number-columns-repeated="2"/>
          <table:table-cell table:style-name="ce7" table:formula="of:=1-([.I11]/[.D11])" office:value-type="percentage" office:value="0.715355159209301" calcext:value-type="percentage">
            <text:p>71.54%</text:p>
          </table:table-cell>
          <table:table-cell table:style-name="ce4" office:value-type="float" office:value="1234.5" calcext:value-type="float">
            <text:p>1234.5</text:p>
          </table:table-cell>
          <table:table-cell table:style-name="ce4"/>
          <table:table-cell office:value-type="float" office:value="416.5" calcext:value-type="float">
            <text:p>416.5</text:p>
          </table:table-cell>
          <table:table-cell table:style-name="ce9" table:formula="of:= 1 - ([.O11]/[.M11])" office:value-type="percentage" office:value="0.662616443904415" calcext:value-type="percentage">
            <text:p>66.26%</text:p>
          </table:table-cell>
          <table:table-cell office:value-type="float" office:value="18782" calcext:value-type="float">
            <text:p>18782</text:p>
          </table:table-cell>
          <table:table-cell office:value-type="float" office:value="1390" calcext:value-type="float">
            <text:p>1390</text:p>
          </table:table-cell>
          <table:table-cell office:value-type="float" office:value="16538" calcext:value-type="float">
            <text:p>16538</text:p>
          </table:table-cell>
          <table:table-cell table:style-name="ce19" table:formula="of:=1-([.R11]/[.Q11])" office:value-type="percentage" office:value="0.925992971994463" calcext:value-type="percentage">
            <text:p>92.60%</text:p>
          </table:table-cell>
          <table:table-cell table:style-name="ce19" table:formula="of:=1-([.S11]/[.Q11])" office:value-type="percentage" office:value="0.11947609413268" calcext:value-type="percentage">
            <text:p>11.95%</text:p>
          </table:table-cell>
          <table:table-cell table:style-name="ce18" table:formula="of:=1-([.S11]/[.R11])" office:value-type="percentage" office:value="-10.8978417266187" calcext:value-type="percentage">
            <text:p>-1089.78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1</text:p>
          </table:table-cell>
          <table:table-cell office:value-type="float" office:value="100000" calcext:value-type="float">
            <text:p>100000</text:p>
          </table:table-cell>
          <table:table-cell table:style-name="ce4" office:value-type="float" office:value="1379402" calcext:value-type="float">
            <text:p>1379402</text:p>
          </table:table-cell>
          <table:table-cell table:style-name="ce4" table:number-columns-repeated="4"/>
          <table:table-cell table:style-name="ce4" office:value-type="float" office:value="420282.5" calcext:value-type="float">
            <text:p>420282.5</text:p>
          </table:table-cell>
          <table:table-cell table:style-name="ce4" table:number-columns-repeated="2"/>
          <table:table-cell table:style-name="ce7" table:formula="of:=1-([.I12]/[.D12])" office:value-type="percentage" office:value="0.695315433789425" calcext:value-type="percentage">
            <text:p>69.53%</text:p>
          </table:table-cell>
          <table:table-cell table:style-name="ce4" office:value-type="float" office:value="110788" calcext:value-type="float">
            <text:p>110788</text:p>
          </table:table-cell>
          <table:table-cell table:style-name="ce4"/>
          <table:table-cell office:value-type="float" office:value="33514.5" calcext:value-type="float">
            <text:p>33514.5</text:p>
          </table:table-cell>
          <table:table-cell table:style-name="ce9" table:formula="of:= 1 - ([.O12]/[.M12])" office:value-type="percentage" office:value="0.697489800339387" calcext:value-type="percentage">
            <text:p>69.75%</text:p>
          </table:table-cell>
          <table:table-cell office:value-type="float" office:value="2598373" calcext:value-type="float">
            <text:p>2598373</text:p>
          </table:table-cell>
          <table:table-cell office:value-type="float" office:value="1263572" calcext:value-type="float">
            <text:p>1263572</text:p>
          </table:table-cell>
          <table:table-cell office:value-type="float" office:value="1437451" calcext:value-type="float">
            <text:p>1437451</text:p>
          </table:table-cell>
          <table:table-cell table:style-name="ce19" table:formula="of:=1-([.R12]/[.Q12])" office:value-type="percentage" office:value="0.513706461697378" calcext:value-type="percentage">
            <text:p>51.37%</text:p>
          </table:table-cell>
          <table:table-cell table:style-name="ce19" table:formula="of:=1-([.S12]/[.Q12])" office:value-type="percentage" office:value="0.44678804775142" calcext:value-type="percentage">
            <text:p>44.68%</text:p>
          </table:table-cell>
          <table:table-cell table:style-name="ce18" table:formula="of:=1-([.S12]/[.R12])" office:value-type="percentage" office:value="-0.137609095484863" calcext:value-type="percentage">
            <text:p>-13.76%</text:p>
          </table:table-cell>
          <table:table-cell table:number-columns-repeated="12"/>
        </table:table-row>
        <table:table-row table:style-name="ro1" table:number-rows-repeated="7">
          <table:table-cell table:number-columns-repeated="3"/>
          <table:table-cell table:style-name="ce4" table:number-columns-repeated="8"/>
          <table:table-cell table:style-name="ce8"/>
          <table:table-cell table:style-name="ce4" table:number-columns-repeated="2"/>
          <table:table-cell table:number-columns-repeated="20"/>
        </table:table-row>
        <table:table-row table:style-name="ro1">
          <table:table-cell table:number-columns-repeated="3"/>
          <table:table-cell table:number-columns-repeated="5" table:style-name="ce3" office:value-type="string" calcext:value-type="string">
            <text:p>insertionSort</text:p>
          </table:table-cell>
          <table:table-cell table:style-name="ce4" table:number-columns-repeated="2"/>
          <table:table-cell table:number-columns-repeated="9" table:style-name="ce3" office:value-type="string" calcext:value-type="string">
            <text:p>selectionSort</text:p>
          </table:table-cell>
          <table:table-cell table:number-columns-repeated="2"/>
          <table:table-cell table:number-columns-repeated="5" table:style-name="ce3" office:value-type="string" calcext:value-type="string">
            <text:p>insertionSor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dim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table:style-name="ce4" office:value-type="string" calcext:value-type="string">
            <text:p>miglioramento v1</text:p>
          </table:table-cell>
          <table:table-cell table:style-name="ce4" office:value-type="string" calcext:value-type="string">
            <text:p>miglioramento v2</text:p>
          </table:table-cell>
          <table:table-cell table:style-name="ce4" table:number-columns-repeated="2"/>
          <table:table-cell office:value-type="string" calcext:value-type="string">
            <text:p>v0</text:p>
          </table:table-cell>
          <table:table-cell table:style-name="ce2"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copilot</text:p>
          </table:table-cell>
          <table:table-cell table:style-name="ce2" office:value-type="string" calcext:value-type="string">
            <text:p>v3</text:p>
          </table:table-cell>
          <table:table-cell table:style-name="ce4" office:value-type="string" calcext:value-type="string">
            <text:p>miglioramento v1</text:p>
          </table:table-cell>
          <table:table-cell table:style-name="ce4" office:value-type="string" calcext:value-type="string">
            <text:p>miglioramento v2</text:p>
          </table:table-cell>
          <table:table-cell table:style-name="ce4" office:value-type="string" calcext:value-type="string">
            <text:p>miglioramento copilot</text:p>
          </table:table-cell>
          <table:table-cell table:style-name="ce4" office:value-type="string" calcext:value-type="string">
            <text:p>miglioramento v3</text:p>
          </table:table-cell>
          <table:table-cell table:number-columns-repeated="2"/>
          <table:table-cell table:style-name="ce2" office:value-type="string" calcext:value-type="string">
            <text:p>v0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4" office:value-type="string" calcext:value-type="string">
            <text:p>miglioramento v1</text:p>
          </table:table-cell>
          <table:table-cell table:style-name="ce4" office:value-type="string" calcext:value-type="string">
            <text:p>miglioramento v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" calcext:value-type="float">
            <text:p>1000</text:p>
          </table:table-cell>
          <table:table-cell table:style-name="ce4" table:number-columns-repeated="3"/>
          <table:table-cell table:style-name="ce4" table:formula="of:=1-([.E22]/[.D22])" office:value-type="string" office:string-value="" calcext:value-type="error">
            <text:p>#DIV/0!</text:p>
          </table:table-cell>
          <table:table-cell table:style-name="ce4" table:formula="of:=1-([.F22]/[.E22])" office:value-type="string" office:string-value="" calcext:value-type="error">
            <text:p>#DIV/0!</text:p>
          </table:table-cell>
          <table:table-cell table:style-name="ce4" table:number-columns-repeated="5"/>
          <table:table-cell table:style-name="Default" table:number-columns-repeated="2"/>
          <table:table-cell table:style-name="ce4" table:formula="of:=1-([.L22]/[.K22])" office:value-type="string" office:string-value="" calcext:value-type="error">
            <text:p>#DIV/0!</text:p>
          </table:table-cell>
          <table:table-cell table:style-name="ce4" table:formula="of:=1-([.M22]/[.L22])" office:value-type="string" office:string-value="" calcext:value-type="error">
            <text:p>#DIV/0!</text:p>
          </table:table-cell>
          <table:table-cell table:style-name="ce4" table:formula="of:=1-([.N22]/[.M22])" office:value-type="string" office:string-value="" calcext:value-type="error">
            <text:p>#DIV/0!</text:p>
          </table:table-cell>
          <table:table-cell table:style-name="ce4" table:formula="of:=1-([.O22]/[.N22]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82" calcext:value-type="float">
            <text:p>182</text:p>
          </table:table-cell>
          <table:table-cell table:style-name="ce8" table:formula="of:=1-([.W22]/[.V22])" office:value-type="percentage" office:value="-0.116910229645094" calcext:value-type="percentage">
            <text:p>-11.69%</text:p>
          </table:table-cell>
          <table:table-cell table:style-name="ce8" table:formula="of:=1-([.X22]/[.W22])" office:value-type="percentage" office:value="0.65981308411215" calcext:value-type="percentage">
            <text:p>65.98%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0" calcext:value-type="float">
            <text:p>10000</text:p>
          </table:table-cell>
          <table:table-cell table:style-name="ce4" table:number-columns-repeated="3"/>
          <table:table-cell table:style-name="ce4" table:formula="of:=1-([.E23]/[.D23])" office:value-type="string" office:string-value="" calcext:value-type="error">
            <text:p>#DIV/0!</text:p>
          </table:table-cell>
          <table:table-cell table:style-name="ce4" table:formula="of:=1-([.F23]/[.E23])" office:value-type="string" office:string-value="" calcext:value-type="error">
            <text:p>#DIV/0!</text:p>
          </table:table-cell>
          <table:table-cell table:style-name="ce4" table:number-columns-repeated="5"/>
          <table:table-cell table:style-name="Default" table:number-columns-repeated="2"/>
          <table:table-cell table:style-name="ce4" table:formula="of:=1-([.L23]/[.K23])" office:value-type="string" office:string-value="" calcext:value-type="error">
            <text:p>#DIV/0!</text:p>
          </table:table-cell>
          <table:table-cell table:style-name="ce4" table:formula="of:=1-([.M23]/[.L23])" office:value-type="string" office:string-value="" calcext:value-type="error">
            <text:p>#DIV/0!</text:p>
          </table:table-cell>
          <table:table-cell table:style-name="ce4" table:formula="of:=1-([.N23]/[.M23])" office:value-type="string" office:string-value="" calcext:value-type="error">
            <text:p>#DIV/0!</text:p>
          </table:table-cell>
          <table:table-cell table:style-name="ce4" table:formula="of:=1-([.O23]/[.N23]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float" office:value="41315" calcext:value-type="float">
            <text:p>41315</text:p>
          </table:table-cell>
          <table:table-cell table:style-name="ce4" office:value-type="float" office:value="45547" calcext:value-type="float">
            <text:p>45547</text:p>
          </table:table-cell>
          <table:table-cell table:style-name="ce4" office:value-type="float" office:value="8766" calcext:value-type="float">
            <text:p>8766</text:p>
          </table:table-cell>
          <table:table-cell table:style-name="ce8" table:formula="of:=1-([.W23]/[.V23])" office:value-type="percentage" office:value="-0.102432530557909" calcext:value-type="percentage">
            <text:p>-10.24%</text:p>
          </table:table-cell>
          <table:table-cell table:style-name="ce8" table:formula="of:=1-([.X23]/[.W23])" office:value-type="percentage" office:value="0.807539464728742" calcext:value-type="percentage">
            <text:p>80.75%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00" calcext:value-type="float">
            <text:p>100000</text:p>
          </table:table-cell>
          <table:table-cell table:style-name="ce4" table:number-columns-repeated="3"/>
          <table:table-cell table:style-name="ce4" table:formula="of:=1-([.E24]/[.D24])" office:value-type="string" office:string-value="" calcext:value-type="error">
            <text:p>#DIV/0!</text:p>
          </table:table-cell>
          <table:table-cell table:style-name="ce4" table:formula="of:=1-([.F24]/[.E24])" office:value-type="string" office:string-value="" calcext:value-type="error">
            <text:p>#DIV/0!</text:p>
          </table:table-cell>
          <table:table-cell table:style-name="ce4" table:number-columns-repeated="5"/>
          <table:table-cell table:style-name="Default" table:number-columns-repeated="2"/>
          <table:table-cell table:style-name="ce4" table:formula="of:=1-([.L24]/[.K24])" office:value-type="string" office:string-value="" calcext:value-type="error">
            <text:p>#DIV/0!</text:p>
          </table:table-cell>
          <table:table-cell table:style-name="ce4" table:formula="of:=1-([.M24]/[.L24])" office:value-type="string" office:string-value="" calcext:value-type="error">
            <text:p>#DIV/0!</text:p>
          </table:table-cell>
          <table:table-cell table:style-name="ce4" table:formula="of:=1-([.N24]/[.M24])" office:value-type="string" office:string-value="" calcext:value-type="error">
            <text:p>#DIV/0!</text:p>
          </table:table-cell>
          <table:table-cell table:style-name="ce4" table:formula="of:=1-([.O24]/[.N24]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float" office:value="4235506" calcext:value-type="float">
            <text:p>4235506</text:p>
          </table:table-cell>
          <table:table-cell table:style-name="ce4" office:value-type="float" office:value="4393081" calcext:value-type="float">
            <text:p>4393081</text:p>
          </table:table-cell>
          <table:table-cell table:style-name="ce4" office:value-type="float" office:value="705213" calcext:value-type="float">
            <text:p>705213</text:p>
          </table:table-cell>
          <table:table-cell table:style-name="ce8" table:formula="of:=1-([.W24]/[.V24])" office:value-type="percentage" office:value="-0.0372033471325504" calcext:value-type="percentage">
            <text:p>-3.72%</text:p>
          </table:table-cell>
          <table:table-cell table:style-name="ce8" table:formula="of:=1-([.X24]/[.W24])" office:value-type="percentage" office:value="0.839471887725266" calcext:value-type="percentage">
            <text:p>83.95%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2</text:p>
          </table:table-cell>
          <table:table-cell office:value-type="float" office:value="1000" calcext:value-type="float">
            <text:p>1000</text:p>
          </table:table-cell>
          <table:table-cell table:style-name="ce4" table:number-columns-repeated="3"/>
          <table:table-cell table:style-name="ce4" table:formula="of:=1-([.E25]/[.D25])" office:value-type="string" office:string-value="" calcext:value-type="error">
            <text:p>#DIV/0!</text:p>
          </table:table-cell>
          <table:table-cell table:style-name="ce4" table:formula="of:=1-([.F25]/[.E25])" office:value-type="string" office:string-value="" calcext:value-type="error">
            <text:p>#DIV/0!</text:p>
          </table:table-cell>
          <table:table-cell table:style-name="ce4" table:number-columns-repeated="5"/>
          <table:table-cell table:style-name="Default" table:number-columns-repeated="2"/>
          <table:table-cell table:style-name="ce4" table:formula="of:=1-([.L25]/[.K25])" office:value-type="string" office:string-value="" calcext:value-type="error">
            <text:p>#DIV/0!</text:p>
          </table:table-cell>
          <table:table-cell table:style-name="ce4" table:formula="of:=1-([.M25]/[.L25])" office:value-type="string" office:string-value="" calcext:value-type="error">
            <text:p>#DIV/0!</text:p>
          </table:table-cell>
          <table:table-cell table:style-name="ce4" table:formula="of:=1-([.N25]/[.M25])" office:value-type="string" office:string-value="" calcext:value-type="error">
            <text:p>#DIV/0!</text:p>
          </table:table-cell>
          <table:table-cell table:style-name="ce4" table:formula="of:=1-([.O25]/[.N25]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81" calcext:value-type="float">
            <text:p>181</text:p>
          </table:table-cell>
          <table:table-cell table:style-name="ce8" table:formula="of:=1-([.W25]/[.V25])" office:value-type="percentage" office:value="-0.313725490196078" calcext:value-type="percentage">
            <text:p>-31.37%</text:p>
          </table:table-cell>
          <table:table-cell table:style-name="ce8" table:formula="of:=1-([.X25]/[.W25])" office:value-type="percentage" office:value="0.69983416252073" calcext:value-type="percentage">
            <text:p>69.98%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2</text:p>
          </table:table-cell>
          <table:table-cell office:value-type="float" office:value="10000" calcext:value-type="float">
            <text:p>10000</text:p>
          </table:table-cell>
          <table:table-cell table:style-name="ce4" table:number-columns-repeated="3"/>
          <table:table-cell table:style-name="ce4" table:formula="of:=1-([.E26]/[.D26])" office:value-type="string" office:string-value="" calcext:value-type="error">
            <text:p>#DIV/0!</text:p>
          </table:table-cell>
          <table:table-cell table:style-name="ce4" table:formula="of:=1-([.F26]/[.E26])" office:value-type="string" office:string-value="" calcext:value-type="error">
            <text:p>#DIV/0!</text:p>
          </table:table-cell>
          <table:table-cell table:style-name="ce4" table:number-columns-repeated="5"/>
          <table:table-cell table:style-name="Default" table:number-columns-repeated="2"/>
          <table:table-cell table:style-name="ce4" table:formula="of:=1-([.L26]/[.K26])" office:value-type="string" office:string-value="" calcext:value-type="error">
            <text:p>#DIV/0!</text:p>
          </table:table-cell>
          <table:table-cell table:style-name="ce4" table:formula="of:=1-([.M26]/[.L26])" office:value-type="string" office:string-value="" calcext:value-type="error">
            <text:p>#DIV/0!</text:p>
          </table:table-cell>
          <table:table-cell table:style-name="ce4" table:formula="of:=1-([.N26]/[.M26])" office:value-type="string" office:string-value="" calcext:value-type="error">
            <text:p>#DIV/0!</text:p>
          </table:table-cell>
          <table:table-cell table:style-name="ce4" table:formula="of:=1-([.O26]/[.N26]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float" office:value="41349" calcext:value-type="float">
            <text:p>41349</text:p>
          </table:table-cell>
          <table:table-cell table:style-name="ce4" office:value-type="float" office:value="47981" calcext:value-type="float">
            <text:p>47981</text:p>
          </table:table-cell>
          <table:table-cell table:style-name="ce4" office:value-type="float" office:value="8488" calcext:value-type="float">
            <text:p>8488</text:p>
          </table:table-cell>
          <table:table-cell table:style-name="ce8" table:formula="of:=1-([.W26]/[.V26])" office:value-type="percentage" office:value="-0.160390819608697" calcext:value-type="percentage">
            <text:p>-16.04%</text:p>
          </table:table-cell>
          <table:table-cell table:style-name="ce8" table:formula="of:=1-([.X26]/[.W26])" office:value-type="percentage" office:value="0.823096642420958" calcext:value-type="percentage">
            <text:p>82.31%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2</text:p>
          </table:table-cell>
          <table:table-cell office:value-type="float" office:value="100000" calcext:value-type="float">
            <text:p>100000</text:p>
          </table:table-cell>
          <table:table-cell table:style-name="ce4" table:number-columns-repeated="3"/>
          <table:table-cell table:style-name="ce4" table:formula="of:=1-([.E27]/[.D27])" office:value-type="string" office:string-value="" calcext:value-type="error">
            <text:p>#DIV/0!</text:p>
          </table:table-cell>
          <table:table-cell table:style-name="ce4" table:formula="of:=1-([.F27]/[.E27])" office:value-type="string" office:string-value="" calcext:value-type="error">
            <text:p>#DIV/0!</text:p>
          </table:table-cell>
          <table:table-cell table:style-name="ce4" table:number-columns-repeated="5"/>
          <table:table-cell table:style-name="Default" table:number-columns-repeated="2"/>
          <table:table-cell table:style-name="ce4" table:formula="of:=1-([.L27]/[.K27])" office:value-type="string" office:string-value="" calcext:value-type="error">
            <text:p>#DIV/0!</text:p>
          </table:table-cell>
          <table:table-cell table:style-name="ce4" table:formula="of:=1-([.M27]/[.L27])" office:value-type="string" office:string-value="" calcext:value-type="error">
            <text:p>#DIV/0!</text:p>
          </table:table-cell>
          <table:table-cell table:style-name="ce4" table:formula="of:=1-([.N27]/[.M27])" office:value-type="string" office:string-value="" calcext:value-type="error">
            <text:p>#DIV/0!</text:p>
          </table:table-cell>
          <table:table-cell table:style-name="ce4" table:formula="of:=1-([.O27]/[.N27]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float" office:value="4348026" calcext:value-type="float">
            <text:p>4348026</text:p>
          </table:table-cell>
          <table:table-cell table:style-name="ce4" office:value-type="float" office:value="4383621" calcext:value-type="float">
            <text:p>4383621</text:p>
          </table:table-cell>
          <table:table-cell table:style-name="ce4" office:value-type="float" office:value="680785" calcext:value-type="float">
            <text:p>680785</text:p>
          </table:table-cell>
          <table:table-cell table:style-name="ce8" table:formula="of:=1-([.W27]/[.V27])" office:value-type="percentage" office:value="-0.00818647358594449" calcext:value-type="percentage">
            <text:p>-0.82%</text:p>
          </table:table-cell>
          <table:table-cell table:style-name="ce8" table:formula="of:=1-([.X27]/[.W27])" office:value-type="percentage" office:value="0.844698024760809" calcext:value-type="percentage">
            <text:p>84.47%</text:p>
          </table:table-cell>
          <table:table-cell table:number-columns-repeated="8"/>
        </table:table-row>
        <table:table-row table:style-name="ro1" table:number-rows-repeated="2626">
          <table:table-cell table:number-columns-repeated="3"/>
          <table:table-cell table:style-name="ce4" table:number-columns-repeated="8"/>
          <table:table-cell table:style-name="ce8"/>
          <table:table-cell table:style-name="ce4" table:number-columns-repeated="2"/>
          <table:table-cell table:number-columns-repeated="20"/>
        </table:table-row>
        <table:table-row table:style-name="ro1" table:number-rows-repeated="1045922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  <table:database-ranges>
        <table:database-range table:name="__Anonymous_Sheet_DB__0" table:target-range-address="Sheet1.A5:Sheet1.N9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7:57:44.413648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0:20:17.730375337</meta:creation-date>
    <dc:date>2025-01-21T18:17:43.736714428</dc:date>
    <meta:editing-duration>PT3H1M37S</meta:editing-duration>
    <meta:editing-cycles>8</meta:editing-cycles>
    <meta:generator>LibreOffice/24.8.3.2$Linux_X86_64 LibreOffice_project/480$Build-2</meta:generator>
    <meta:document-statistic meta:table-count="1" meta:cell-count="256" meta:object-count="0"/>
  </office:meta>
</office:document-meta>
</file>